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f2a0" officeooo:paragraph-rsid="001df2a0"/>
    </style:style>
    <style:style style:name="P2" style:family="paragraph" style:parent-style-name="Text_20_body" style:list-style-name="L1">
      <style:text-properties officeooo:rsid="001df2a0" officeooo:paragraph-rsid="001df2a0"/>
    </style:style>
    <style:style style:name="P3" style:family="paragraph" style:parent-style-name="Text_20_body">
      <style:text-properties fo:font-variant="normal" fo:text-transform="none" fo:color="#000000" loext:opacity="100%" style:font-name="Open Sans" fo:font-size="8.39999961853027pt" fo:letter-spacing="normal" fo:font-style="normal" fo:font-weight="normal" officeooo:rsid="001df2a0" officeooo:paragraph-rsid="001df2a0"/>
    </style:style>
    <style:style style:name="P4"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5"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officeooo:paragraph-rsid="001df2a0"/>
    </style:style>
    <style:style style:name="P6" style:family="paragraph" style:parent-style-name="Text_20_body">
      <style:paragraph-properties fo:margin-left="0cm" fo:margin-right="0cm" fo:margin-top="0cm" fo:margin-bottom="0.318cm" style:contextual-spacing="false" fo:text-align="justify" style:justify-single-word="false" fo:orphans="2" fo:widows="2" fo:text-indent="0cm" style:auto-text-indent="false" fo:padding="0cm" fo:border="none"/>
      <style:text-properties officeooo:rsid="001e2be7" officeooo:paragraph-rsid="001e2be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Joe Bloggs</text:p>
      <text:p text:style-name="P1">Student Number: 12345</text:p>
      <text:p text:style-name="P1">Course: CS50</text:p>
      <text:p text:style-name="P1">Assignment 1: C</text:p>
      <text:p text:style-name="P1"/>
      <text:h text:style-name="Heading_20_3" text:outline-level="3">Question 1</text:h>
      <text:p text:style-name="P3">Lorem ipsum dolor sit amet, consectetur adipiscing elit. Cras sapien felis, blandit vel ante bibendum, maximus aliquam nibh. Proin erat metus, molestie at magna id, feugiat suscipit erat. Integer consequat, urna in interdum fringilla, urna ipsum eleifend quam, et posuere dolor turpis venenatis lacus. Sed lobortis nulla eu odio egestas accumsan. Vivamus id facilisis sapien. Pellentesque mollis neque nec libero sodales sagittis. Donec lacinia leo arcu, id consectetur dui efficitur a. </text:p>
      <text:h text:style-name="Heading_20_3" text:outline-level="3">Question 2</text:h>
      <text:p text:style-name="P3">Fusce vestibulum, eros id venenatis dignissim, odio ex facilisis augue, at pellentesque purus metus quis ligula. Donec a ipsum vehicula, tempus massa sed, dapibus orci. Vestibulum aliquet dolor magna, nec fermentum est aliquam eu. Cras molestie eget justo a iaculis. In porttitor velit id felis efficitur, et interdum tellus porttitor. Etiam imperdiet metus sed aliquam maximus. Proin hendrerit, neque luctus egestas malesuada, enim ipsum egestas risus, eget pulvinar lacus diam malesuada purus. Nulla massa velit, porta ut venenatis ac, rutrum ac quam.</text:p>
      <text:h text:style-name="Heading_20_3" text:outline-level="3">Question 3</text:h>
      <text:list xml:id="list206320049" text:style-name="L1">
        <text:list-item>
          <text:p text:style-name="P2">One</text:p>
        </text:list-item>
        <text:list-item>
          <text:p text:style-name="P2">Two</text:p>
        </text:list-item>
        <text:list-item>
          <text:p text:style-name="P2">Three</text:p>
        </text:list-item>
      </text:list>
      <text:h text:style-name="Heading_20_3" text:outline-level="3">Question 4</text:h>
      <text:p text:style-name="P5">Aliquam sodales nisi sem, sed tincidunt mi iaculis sit amet. Nam elementum viverra metus vitae dignissim. Vestibulum sit amet hendrerit libero, quis placerat elit. Ut molestie mauris vitae lorem sodales mollis. Vestibulum molestie nibh id enim fringilla, at bibendum risus sodales. Sed vestibulum eros eu lacus rhoncus, eu scelerisque purus mattis. Nam leo nisi, posuere ac mauris vitae, pretium volutpat justo. </text:p>
      <text:h text:style-name="Heading_20_3" text:outline-level="3">Question 5</text:h>
      <text:p text:style-name="P6">Y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 Sans" svg:font-family="'Open Sans',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03T10:11:20.350000000</meta:creation-date>
    <dc:date>2020-11-19T09:33:13.749000000</dc:date>
    <meta:editing-duration>PT5M45S</meta:editing-duration>
    <meta:editing-cycles>3</meta:editing-cycles>
    <meta:generator>LibreOffice/7.0.0.3$Windows_X86_64 LibreOffice_project/8061b3e9204bef6b321a21033174034a5e2ea88e</meta:generator>
    <meta:document-statistic meta:table-count="0" meta:image-count="0" meta:object-count="0" meta:page-count="1" meta:paragraph-count="16" meta:word-count="242" meta:character-count="1583" meta:non-whitespace-character-count="1358"/>
  </office:meta>
</office:document-meta>
</file>